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00000" fo:border-left="0.74pt solid #000000" fo:border-right="none" fo:border-top="0.74pt solid #0000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order-bottom="0.74pt solid #000000" fo:background-color="#000000" fo:border-left="none" fo:border-right="none" fo:border-top="0.74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0.74pt solid #000000" fo:background-color="#000000" fo:border-left="none" fo:border-right="0.74pt solid #000000" fo:border-top="0.74pt solid 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gr1" style:family="graphic">
      <style:graphic-properties svg:stroke-color="#000000" draw:fill="none" draw:fill-color="#ffffff" draw:opacity="100%" draw:textarea-horizontal-align="justify" draw:textarea-vertical-align="middle" draw:auto-grow-height="false" fo:min-height="25.6pt" fo:min-width="1229.39pt" draw:shadow-opacity="100%"/>
    </style:style>
    <style:style style:name="gr2" style:family="graphic">
      <style:graphic-properties svg:stroke-color="#333333" draw:fill-color="#000000" draw:textarea-horizontal-align="justify" draw:textarea-vertical-align="middle" draw:auto-grow-height="false" fo:min-height="89.6pt" fo:min-width="51pt"/>
    </style:style>
    <style:style style:name="gr3" style:family="graphic">
      <style:graphic-properties svg:stroke-color="#333333" draw:fill-color="#333333" draw:opacity="50%" draw:textarea-horizontal-align="justify" draw:textarea-vertical-align="middle" draw:auto-grow-height="false" fo:min-height="204.04pt" fo:min-width="360.96pt" draw:shadow-opacity="50%"/>
    </style:style>
    <style:style style:name="gr4" style:family="graphic">
      <style:graphic-properties svg:stroke-color="#000000" draw:fill-color="#000000" draw:opacity="100%" draw:textarea-horizontal-align="justify" draw:textarea-vertical-align="middle" draw:auto-grow-height="false" fo:min-height="13.55pt" fo:min-width="233.09pt" draw:shadow-offset-x="8.65pt" draw:shadow-offset-y="8.65pt" draw:shadow-opacity="100%"/>
    </style:style>
    <style:style style:name="gr5" style:family="graphic">
      <style:graphic-properties draw:textarea-horizontal-align="justify" draw:textarea-vertical-align="middle" draw:auto-grow-height="false" fo:min-height="24.83pt" fo:min-width="38.83pt"/>
    </style:style>
    <style:style style:name="gr6" style:family="graphic">
      <style:graphic-properties svg:stroke-color="#996600" draw:fill-color="#996600" draw:opacity="50%" draw:textarea-horizontal-align="justify" draw:textarea-vertical-align="middle" draw:auto-grow-height="false" fo:min-height="307.93pt" fo:min-width="77.7pt" draw:shadow-opacity="50%"/>
    </style:style>
    <style:style style:name="gr7" style:family="graphic">
      <style:graphic-properties svg:stroke-color="#996600" draw:fill-color="#996600" draw:opacity="50%" draw:textarea-horizontal-align="justify" draw:textarea-vertical-align="middle" draw:auto-grow-height="false" fo:min-height="205.54pt" fo:min-width="76.9pt" draw:shadow-opacity="50%"/>
    </style:style>
    <style:style style:name="gr8" style:family="graphic">
      <style:graphic-properties draw:stroke="solid" draw:stroke-dash="Ultrafine_20_Dashed" svg:stroke-width="4.31pt" svg:stroke-color="#b2b2b2" draw:marker-start-width="18.68pt" draw:marker-end-width="18.68pt" draw:fill="solid" draw:fill-color="#eeeeee" draw:opacity="100%" draw:textarea-horizontal-align="justify" draw:textarea-vertical-align="middle" draw:auto-grow-height="false" fo:min-height="82.35pt" fo:min-width="83.06pt" fo:padding-top="2.15pt" fo:padding-bottom="2.15pt" fo:padding-left="2.15pt" fo:padding-right="2.15pt" draw:shadow-offset-x="8.65pt" draw:shadow-offset-y="8.65pt" draw:shadow-opacity="100%"/>
    </style:style>
    <style:style style:name="gr9" style:family="graphic">
      <style:graphic-properties svg:stroke-width="4.31pt" svg:stroke-color="#b2b2b2" draw:marker-start-width="18.71pt" draw:marker-end-width="18.71pt" draw:fill-color="#ffffff" draw:opacity="50%" draw:textarea-horizontal-align="justify" draw:textarea-vertical-align="middle" draw:auto-grow-height="false" fo:min-height="40.99pt" fo:min-width="41.5pt" fo:padding-top="2.15pt" fo:padding-bottom="2.15pt" fo:padding-left="2.15pt" fo:padding-right="2.15pt" draw:shadow-opacity="50%"/>
    </style:style>
    <style:style style:name="gr10" style:family="graphic">
      <style:graphic-properties draw:stroke="solid" draw:stroke-dash="Ultrafine_20_Dashed" svg:stroke-width="4.31pt" svg:stroke-color="#b2b2b2" draw:marker-start-width="18.68pt" draw:marker-end-width="18.68pt" draw:fill="none" draw:fill-color="#eeeeee" draw:opacity="100%" draw:textarea-horizontal-align="justify" draw:textarea-vertical-align="middle" draw:auto-grow-height="false" fo:min-height="82.35pt" fo:min-width="83.06pt" fo:padding-top="2.15pt" fo:padding-bottom="2.15pt" fo:padding-left="2.15pt" fo:padding-right="2.15pt" draw:shadow-offset-x="8.65pt" draw:shadow-offset-y="8.65pt" draw:shadow-opacity="100%"/>
    </style:style>
    <style:style style:name="gr11" style:family="graphic">
      <style:graphic-properties draw:stroke="solid" draw:stroke-dash="Ultrafine_20_Dashed" svg:stroke-width="4.31pt" svg:stroke-color="#111111" draw:marker-start-width="18.68pt" draw:marker-end-width="18.68pt" draw:fill="none" draw:fill-color="#eeeeee" draw:opacity="100%" draw:textarea-horizontal-align="justify" draw:textarea-vertical-align="middle" draw:auto-grow-height="false" fo:min-height="84.53pt" fo:min-width="83.06pt" fo:padding-top="2.15pt" fo:padding-bottom="2.15pt" fo:padding-left="2.15pt" fo:padding-right="2.15pt" draw:shadow-offset-x="8.65pt" draw:shadow-offset-y="8.65pt" draw:shadow-opacity="100%"/>
    </style:style>
    <style:style style:name="gr12" style:family="graphic">
      <style:graphic-properties draw:fill-color="#333333" draw:textarea-horizontal-align="justify" draw:textarea-vertical-align="middle" draw:auto-grow-height="false" fo:min-height="24.83pt" fo:min-width="38.83pt"/>
    </style:style>
    <style:style style:name="gr13" style:family="graphic">
      <style:graphic-properties draw:stroke="solid" draw:stroke-dash="Ultrafine_20_Dashed" svg:stroke-width="4.31pt" svg:stroke-color="#b2b2b2" draw:marker-start-width="18.68pt" draw:marker-end-width="18.68pt" draw:fill="solid" draw:fill-color="#eeeeee" draw:opacity="100%" draw:textarea-horizontal-align="justify" draw:textarea-vertical-align="middle" draw:auto-grow-height="false" fo:min-height="82.35pt" fo:min-width="174.53pt" fo:padding-top="2.15pt" fo:padding-bottom="2.15pt" fo:padding-left="2.15pt" fo:padding-right="2.15pt" draw:shadow-offset-x="8.65pt" draw:shadow-offset-y="8.65pt" draw:shadow-opacity="100%"/>
    </style:style>
    <style:style style:name="gr14" style:family="graphic">
      <style:graphic-properties svg:stroke-width="4.31pt" svg:stroke-color="#b2b2b2" draw:marker-start-width="18.71pt" draw:marker-end-width="18.71pt" draw:textarea-horizontal-align="center" draw:textarea-vertical-align="middle" fo:padding-top="2.15pt" fo:padding-bottom="2.15pt" fo:padding-left="2.15pt" fo:padding-right="2.15pt"/>
    </style:style>
    <style:style style:name="gr15" style:family="graphic">
      <style:graphic-properties svg:stroke-color="#663300" draw:fill-color="#663300" draw:opacity="80%" draw:textarea-horizontal-align="justify" draw:textarea-vertical-align="middle" draw:auto-grow-height="false" fo:min-height="12.05pt" fo:min-width="634.59pt" draw:shadow-opacity="80%"/>
    </style:style>
    <style:style style:name="gr16" style:family="graphic">
      <style:graphic-properties svg:stroke-color="#663300" draw:fill-color="#663300" draw:opacity="80%" draw:textarea-horizontal-align="justify" draw:textarea-vertical-align="middle" draw:auto-grow-height="false" fo:min-height="152.05pt" fo:min-width="12.95pt" draw:shadow-opacity="80%"/>
    </style:style>
    <style:style style:name="gr17" style:family="graphic">
      <style:graphic-properties svg:stroke-color="#663300" draw:fill-color="#663300" draw:opacity="80%" draw:textarea-horizontal-align="justify" draw:textarea-vertical-align="middle" draw:auto-grow-height="false" fo:min-height="39.12pt" fo:min-width="11.96pt" draw:shadow-opacity="80%"/>
    </style:style>
    <style:style style:name="gr18" style:family="graphic">
      <style:graphic-properties svg:stroke-color="#663300" draw:fill-color="#663300" draw:opacity="80%" draw:textarea-horizontal-align="justify" draw:textarea-vertical-align="middle" draw:auto-grow-height="false" fo:min-height="12.05pt" fo:min-width="659.65pt" draw:shadow-opacity="80%"/>
    </style:style>
    <style:style style:name="gr19" style:family="graphic">
      <style:graphic-properties svg:stroke-color="#663300" draw:fill-color="#663300" draw:opacity="80%" draw:textarea-horizontal-align="justify" draw:textarea-vertical-align="middle" draw:auto-grow-height="false" fo:min-height="88.84pt" fo:min-width="11.96pt" draw:shadow-opacity="80%"/>
    </style:style>
    <style:style style:name="gr20" style:family="graphic">
      <style:graphic-properties draw:marker-start="Arrow" draw:marker-end="Arrow" draw:textarea-horizontal-align="center" draw:textarea-vertical-align="middle"/>
    </style:style>
    <style:style style:name="P1" style:family="paragraph">
      <loext:graphic-properties draw:fill="none" draw:fill-color="#ffffff" draw:opacity="100%"/>
    </style:style>
    <style:style style:name="P2" style:family="paragraph">
      <loext:graphic-properties draw:fill-color="#000000"/>
    </style:style>
    <style:style style:name="P3" style:family="paragraph">
      <loext:graphic-properties draw:fill-color="#333333" draw:opacity="50%"/>
    </style:style>
    <style:style style:name="P4" style:family="paragraph">
      <loext:graphic-properties draw:fill-color="#000000" draw:opacity="100%"/>
    </style:style>
    <style:style style:name="P5" style:family="paragraph">
      <loext:graphic-properties draw:fill-color="#996600" draw:opacity="50%"/>
    </style:style>
    <style:style style:name="P6" style:family="paragraph">
      <loext:graphic-properties draw:fill="solid" draw:fill-color="#eeeeee" draw:opacity="100%"/>
    </style:style>
    <style:style style:name="P7" style:family="paragraph">
      <loext:graphic-properties draw:fill-color="#ffffff" draw:opacity="50%"/>
    </style:style>
    <style:style style:name="P8" style:family="paragraph">
      <loext:graphic-properties draw:fill="none" draw:fill-color="#eeeeee" draw:opacity="100%"/>
    </style:style>
    <style:style style:name="P9" style:family="paragraph">
      <loext:graphic-properties draw:fill-color="#333333"/>
    </style:style>
    <style:style style:name="P10" style:family="paragraph">
      <style:paragraph-properties fo:text-align="center"/>
    </style:style>
    <style:style style:name="P11" style:family="paragraph">
      <loext:graphic-properties draw:fill-color="#663300" draw:opacity="80%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style-name="gr1" draw:text-style-name="P1" svg:width="1229.39pt" svg:height="25.6pt" svg:x="25.91pt" svg:y="664.84pt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2" svg:width="51pt" svg:height="89.6pt" svg:x="446.83pt" svg:y="600.77pt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360.96pt" svg:height="204.04pt" svg:x="621.78pt" svg:y="255.06pt">
            <text:p/>
            <draw:enhanced-geometry svg:viewBox="0 0 21600 21600" draw:type="rectangle" draw:enhanced-path="M 0 0 L 21600 0 21600 21600 0 21600 0 0 Z N"/>
          </draw:custom-shape>
          <draw:custom-shape draw:z-index="3" draw:style-name="gr4" draw:text-style-name="P4" svg:width="233.09pt" svg:height="13.55pt" svg:x="686.61pt" svg:y="459.21pt">
            <text:p/>
            <draw:enhanced-geometry svg:viewBox="0 0 21600 21600" draw:type="rectangle" draw:enhanced-path="M 0 0 L 21600 0 21600 21600 0 21600 0 0 Z N"/>
          </draw:custom-shape>
          <draw:custom-shape draw:z-index="4" draw:style-name="gr5" svg:width="38.83pt" svg:height="24.83pt" svg:x="646.7pt" svg:y="319.24pt">
            <text:p/>
            <draw:enhanced-geometry svg:viewBox="0 0 21600 21600" draw:type="rectangle" draw:enhanced-path="M 0 0 L 21600 0 21600 21600 0 21600 0 0 Z N"/>
          </draw:custom-shape>
          <draw:g draw:z-index="5">
            <draw:custom-shape draw:style-name="gr6" draw:text-style-name="P5" svg:width="77.7pt" svg:height="307.93pt" svg:x="25.91pt" svg:y="383.24pt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svg:width="76.9pt" svg:height="205.54pt" svg:x="104.43pt" svg:y="485.63pt">
              <text:p/>
              <draw:enhanced-geometry svg:viewBox="0 0 21600 21600" draw:type="rectangle" draw:enhanced-path="M 0 0 L 21600 0 21600 21600 0 21600 0 0 Z N"/>
            </draw:custom-shape>
          </draw:g>
          <draw:custom-shape draw:z-index="6" draw:style-name="gr8" draw:text-style-name="P6" svg:width="87.36pt" svg:height="86.66pt" svg:x="622.57pt" svg:y="589.58pt">
            <text:p/>
            <draw:enhanced-geometry svg:viewBox="0 0 21600 21600" draw:type="rectangle" draw:enhanced-path="M 0 0 L 21600 0 21600 21600 0 21600 0 0 Z N"/>
          </draw:custom-shape>
          <draw:custom-shape draw:z-index="7" draw:style-name="gr8" draw:text-style-name="P6" svg:width="87.36pt" svg:height="86.66pt" svg:x="714.02pt" svg:y="590.31pt">
            <text:p/>
            <draw:enhanced-geometry svg:viewBox="0 0 21600 21600" draw:type="rectangle" draw:enhanced-path="M 0 0 L 21600 0 21600 21600 0 21600 0 0 Z N"/>
          </draw:custom-shape>
          <draw:custom-shape draw:z-index="8" draw:style-name="gr8" draw:text-style-name="P6" svg:width="87.36pt" svg:height="86.66pt" svg:x="803.08pt" svg:y="589.58pt">
            <text:p/>
            <draw:enhanced-geometry svg:viewBox="0 0 21600 21600" draw:type="rectangle" draw:enhanced-path="M 0 0 L 21600 0 21600 21600 0 21600 0 0 Z N"/>
          </draw:custom-shape>
          <draw:custom-shape draw:z-index="9" draw:style-name="gr8" draw:text-style-name="P6" svg:width="87.36pt" svg:height="86.66pt" svg:x="894.5pt" svg:y="589.61pt">
            <text:p/>
            <draw:enhanced-geometry svg:viewBox="0 0 21600 21600" draw:type="rectangle" draw:enhanced-path="M 0 0 L 21600 0 21600 21600 0 21600 0 0 Z N"/>
          </draw:custom-shape>
          <draw:custom-shape draw:z-index="10" draw:style-name="gr8" draw:text-style-name="P6" svg:width="87.36pt" svg:height="86.66pt" svg:x="532.66pt" svg:y="589.55pt">
            <text:p/>
            <draw:enhanced-geometry svg:viewBox="0 0 21600 21600" draw:type="rectangle" draw:enhanced-path="M 0 0 L 21600 0 21600 21600 0 21600 0 0 Z N"/>
          </draw:custom-shape>
          <draw:custom-shape draw:z-index="11" draw:style-name="gr9" draw:text-style-name="P7" svg:width="64.74pt" svg:height="64.01pt" svg:x="168.29pt" svg:y="102.39pt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style-name="gr10" draw:text-style-name="P8" svg:width="87.36pt" svg:height="86.66pt" svg:x="1088.59pt" svg:y="179.23pt">
            <text:p/>
            <draw:enhanced-geometry svg:viewBox="0 0 21600 21600" draw:type="rectangle" draw:enhanced-path="M 0 0 L 21600 0 21600 21600 0 21600 0 0 Z N"/>
          </draw:custom-shape>
          <draw:custom-shape draw:z-index="13" draw:style-name="gr11" draw:text-style-name="P8" svg:width="87.36pt" svg:height="88.84pt" svg:x="997.99pt" svg:y="89.6pt">
            <text:p/>
            <draw:enhanced-geometry svg:viewBox="0 0 21600 21600" draw:type="rectangle" draw:enhanced-path="M 0 0 L 21600 0 21600 21600 0 21600 0 0 Z N"/>
          </draw:custom-shape>
          <draw:custom-shape draw:z-index="14" draw:style-name="gr12" draw:text-style-name="P9" svg:width="38.83pt" svg:height="24.83pt" svg:x="781.43pt" svg:y="344.69pt">
            <text:p/>
            <draw:enhanced-geometry svg:viewBox="0 0 21600 21600" draw:type="rectangle" draw:enhanced-path="M 0 0 L 21600 0 21600 21600 0 21600 0 0 Z N"/>
          </draw:custom-shape>
          <draw:g draw:z-index="15">
            <draw:custom-shape draw:style-name="gr13" draw:text-style-name="P6" svg:width="178.84pt" svg:height="86.66pt" svg:x="984.84pt" svg:y="589.38pt">
              <text:p/>
              <draw:enhanced-geometry svg:viewBox="0 0 21600 21600" draw:type="rectangle" draw:enhanced-path="M 0 0 L 21600 0 21600 21600 0 21600 0 0 Z N"/>
            </draw:custom-shape>
            <draw:line draw:style-name="gr14" draw:text-style-name="P10" svg:x1="987.25pt" svg:y1="631.5pt" svg:x2="1160.39pt" svg:y2="631.5pt">
              <text:p/>
            </draw:line>
          </draw:g>
          <draw:custom-shape draw:z-index="16" draw:style-name="gr10" draw:text-style-name="P8" svg:width="87.36pt" svg:height="86.66pt" svg:x="323.74pt" svg:y="269.26pt">
            <text:p/>
            <draw:enhanced-geometry svg:viewBox="0 0 21600 21600" draw:type="rectangle" draw:enhanced-path="M 0 0 L 21600 0 21600 21600 0 21600 0 0 Z N"/>
          </draw:custom-shape>
          <draw:custom-shape draw:z-index="17" draw:style-name="gr11" draw:text-style-name="P8" svg:width="87.36pt" svg:height="88.84pt" svg:x="414.4pt" svg:y="358.81pt">
            <text:p/>
            <draw:enhanced-geometry svg:viewBox="0 0 21600 21600" draw:type="rectangle" draw:enhanced-path="M 0 0 L 21600 0 21600 21600 0 21600 0 0 Z N"/>
          </draw:custom-shape>
          <draw:custom-shape draw:z-index="18" draw:style-name="gr15" draw:text-style-name="P11" svg:width="634.59pt" svg:height="12.05pt" svg:x="414.43pt" svg:y="524.81pt">
            <text:p/>
            <draw:enhanced-geometry svg:viewBox="0 0 21600 21600" draw:type="rectangle" draw:enhanced-path="M 0 0 L 21600 0 21600 21600 0 21600 0 0 Z N"/>
          </draw:custom-shape>
          <draw:custom-shape draw:z-index="19" draw:style-name="gr16" draw:text-style-name="P11" svg:width="12.95pt" svg:height="152.05pt" svg:x="414.4pt" svg:y="537.62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0" draw:style-name="gr17" draw:text-style-name="P11" svg:width="11.96pt" svg:height="39.12pt" svg:x="1036.01pt" svg:y="537.59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1" draw:style-name="gr18" draw:text-style-name="P11" svg:width="659.65pt" svg:height="12.05pt" svg:x="518pt" svg:y="576pt">
            <text:p/>
            <draw:enhanced-geometry svg:viewBox="0 0 21600 21600" draw:type="rectangle" draw:enhanced-path="M 0 0 L 21600 0 21600 21600 0 21600 0 0 Z N"/>
          </draw:custom-shape>
          <draw:custom-shape draw:z-index="22" draw:style-name="gr18" draw:text-style-name="P11" svg:width="659.65pt" svg:height="12.05pt" svg:x="518.03pt" svg:y="678.42pt">
            <text:p/>
            <draw:enhanced-geometry svg:viewBox="0 0 21600 21600" draw:type="rectangle" draw:enhanced-path="M 0 0 L 21600 0 21600 21600 0 21600 0 0 Z N"/>
          </draw:custom-shape>
          <draw:custom-shape draw:z-index="23" draw:style-name="gr19" draw:text-style-name="P11" svg:width="11.96pt" svg:height="88.84pt" svg:x="518pt" svg:y="588.78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4" draw:style-name="gr19" draw:text-style-name="P11" svg:width="11.96pt" svg:height="88.84pt" svg:x="1165.52pt" svg:y="588.78pt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5" draw:style-name="gr10" draw:text-style-name="P8" svg:width="87.36pt" svg:height="86.66pt" svg:x="323.77pt" svg:y="359.97pt">
            <text:p/>
            <draw:enhanced-geometry svg:viewBox="0 0 21600 21600" draw:type="rectangle" draw:enhanced-path="M 0 0 L 21600 0 21600 21600 0 21600 0 0 Z N"/>
          </draw:custom-shape>
          <draw:custom-shape draw:z-index="26" draw:style-name="gr10" draw:text-style-name="P8" svg:width="87.36pt" svg:height="86.66pt" svg:x="414.4pt" svg:y="268.84pt">
            <text:p/>
            <draw:enhanced-geometry svg:viewBox="0 0 21600 21600" draw:type="rectangle" draw:enhanced-path="M 0 0 L 21600 0 21600 21600 0 21600 0 0 Z N"/>
          </draw:custom-shape>
          <draw:line draw:z-index="27" draw:style-name="gr20" draw:text-style-name="P10" svg:x1="1048.99pt" svg:y1="550.4pt" svg:x2="1256.97pt" svg:y2="550.4pt">
            <text:p/>
          </draw:line>
          <draw:line draw:z-index="28" draw:style-name="gr20" draw:text-style-name="P10" svg:x1="1178.48pt" svg:y1="614.41pt" svg:x2="1255.35pt" svg:y2="614.41pt">
            <text:p/>
          </draw:line>
          <draw:line draw:z-index="29" draw:style-name="gr20" draw:text-style-name="P10" svg:x1="1178.48pt" svg:y1="217.59pt" svg:x2="1255.35pt" svg:y2="217.59pt">
            <text:p/>
          </draw:line>
          <draw:line draw:z-index="30" draw:style-name="gr20" draw:text-style-name="P10" svg:x1="1036.03pt" svg:y1="25.6pt" svg:x2="1036.03pt" svg:y2="87.34pt">
            <text:p/>
          </draw:line>
          <draw:line draw:z-index="31" draw:style-name="gr20" draw:text-style-name="P10" svg:x1="453.26pt" svg:y1="447.99pt" svg:x2="453.26pt" svg:y2="523.28pt">
            <text:p/>
          </draw:line>
          <draw:line draw:z-index="32" draw:style-name="gr20" draw:text-style-name="P10" svg:x1="25.94pt" svg:y1="307.19pt" svg:x2="322.13pt" svg:y2="307.19pt">
            <text:p/>
          </draw:line>
          <draw:line draw:z-index="33" draw:style-name="gr20" draw:text-style-name="P10" svg:x1="388.52pt" svg:y1="538.36pt" svg:x2="388.52pt" svg:y2="691.94pt">
            <text:p/>
          </draw:line>
          <draw:line draw:z-index="34" draw:style-name="gr20" draw:text-style-name="P10" svg:x1="323.74pt" svg:y1="447.99pt" svg:x2="323.74pt" svg:y2="688.2pt">
            <text:p/>
          </draw:line>
          <draw:line draw:z-index="35" draw:style-name="gr20" draw:text-style-name="P10" svg:x1="801.27pt" svg:y1="359.23pt" svg:x2="801.27pt" svg:y2="689.75pt">
            <text:p/>
          </draw:line>
          <draw:line draw:z-index="36" draw:style-name="gr20" draw:text-style-name="P10" svg:x1="802.91pt" svg:y1="357.62pt" svg:x2="1254.53pt" svg:y2="357.62pt">
            <text:p/>
          </draw:lin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29" table:default-cell-style-name="ce4"/>
        <table:table-column table:style-name="co1" table:number-columns-repeated="7" table:default-cell-style-name="Default"/>
        <table:table-column table:style-name="co1" table:number-columns-repeated="50" table:default-cell-style-name="ce4"/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30"/>
          <table:table-cell table:number-columns-repeated="7"/>
          <table:table-cell table:style-name="Default" table:number-columns-repeated="50"/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2" table:number-columns-repeated="16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40"/>
          <table:table-cell table:number-columns-repeated="16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6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32"/>
          <table:table-cell table:style-name="ce9" office:value-type="float" office:value="250" calcext:value-type="float" table:number-columns-spanned="2" table:number-rows-spanned="1">
            <text:p>250</text:p>
          </table:table-cell>
          <table:covered-table-cell table:style-name="Default"/>
          <table:table-cell table:style-name="Default" table:number-columns-repeated="6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40"/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2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 table:number-rows-repeated="6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24"/>
          <table:table-cell table:style-name="ce9" office:value-type="float" office:value="300" calcext:value-type="float" table:number-columns-spanned="2" table:number-rows-spanned="1">
            <text:p>300</text:p>
          </table:table-cell>
          <table:covered-table-cell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 table:number-rows-repeated="2">
          <table:table-cell table:number-columns-repeated="2"/>
          <table:table-cell table:style-name="Default" table:number-columns-repeated="29"/>
          <table:table-cell table:number-columns-repeated="37"/>
          <table:table-cell table:style-name="Default"/>
          <table:table-cell table:number-columns-repeated="35"/>
        </table:table-row>
        <table:table-row table:style-name="ro1" table:number-rows-repeated="2">
          <table:table-cell table:number-columns-repeated="2"/>
          <table:table-cell table:style-name="Default" table:number-columns-repeated="29"/>
          <table:table-cell table:number-columns-repeated="73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6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7"/>
          <table:table-cell table:style-name="ce9" office:value-type="float" office:value="1250" calcext:value-type="float" table:number-columns-spanned="3" table:number-rows-spanned="1">
            <text:p>1250</text:p>
          </table:table-cell>
          <table:covered-table-cell table:number-columns-repeated="2" table:style-name="Default"/>
          <table:table-cell table:style-name="Default" table:number-columns-repeated="16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6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 table:number-rows-repeated="2">
          <table:table-cell table:number-columns-repeated="31"/>
          <table:table-cell table:style-name="ce4" table:number-columns-repeated="7"/>
          <table:table-cell table:number-columns-repeated="34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12"/>
          <table:table-cell table:style-name="Default" table:number-columns-repeated="19"/>
          <table:table-cell table:number-columns-repeated="41"/>
          <table:table-cell table:style-name="Default" table:number-columns-repeated="8"/>
          <table:table-cell table:style-name="ce9" office:value-type="float" office:value="1900" calcext:value-type="float" table:number-columns-spanned="3" table:number-rows-spanned="1">
            <text:p>1900</text:p>
          </table:table-cell>
          <table:covered-table-cell table:number-columns-repeated="2" table:style-name="Default"/>
          <table:table-cell table:style-name="Default" table:number-columns-repeated="5"/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6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39"/>
          <table:table-cell table:style-name="ce10"/>
          <table:table-cell table:number-columns-repeated="7"/>
          <table:table-cell table:style-name="ce10"/>
          <table:table-cell table:number-columns-repeated="2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2"/>
          <table:table-cell table:style-name="ce4" table:number-columns-repeated="4"/>
          <table:table-cell table:number-columns-repeated="7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46"/>
          <table:table-cell table:style-name="ce10"/>
          <table:table-cell table:number-columns-repeated="3"/>
          <table:table-cell table:style-name="ce4" table:number-columns-repeated="3"/>
          <table:table-cell table:number-columns-repeated="13"/>
        </table:table-row>
        <table:table-row table:style-name="ro1" table:number-rows-repeated="3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4"/>
          <table:table-cell table:style-name="ce10" office:value-type="float" office:value="300" calcext:value-type="float" table:number-columns-spanned="2" table:number-rows-spanned="1">
            <text:p>300</text:p>
          </table:table-cell>
          <table:covered-table-cell table:style-name="ce4"/>
          <table:table-cell table:style-name="ce4"/>
          <table:table-cell table:number-columns-repeated="42"/>
          <table:table-cell table:style-name="ce10"/>
          <table:table-cell table:number-columns-repeated="7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36"/>
          <table:table-cell table:style-name="ce10"/>
          <table:table-cell table:number-columns-repeated="13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24"/>
          <table:table-cell table:style-name="ce10" office:value-type="float" office:value="1300" calcext:value-type="float" table:number-columns-spanned="3" table:number-rows-spanned="1">
            <text:p>1300</text:p>
          </table:table-cell>
          <table:covered-table-cell table:number-columns-repeated="2"/>
          <table:table-cell table:number-columns-repeated="11"/>
          <table:table-cell table:style-name="ce10"/>
          <table:table-cell table:number-columns-repeated="11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5"/>
          <table:table-cell office:value-type="string" calcext:value-type="string">
            <text:p>D250</text:p>
          </table:table-cell>
          <table:table-cell table:number-columns-repeated="5"/>
          <table:table-cell table:style-name="ce10" office:value-type="float" office:value="2450" calcext:value-type="float" table:number-columns-spanned="3" table:number-rows-spanned="1">
            <text:p>2450</text:p>
          </table:table-cell>
          <table:covered-table-cell table:number-columns-repeated="2"/>
          <table:table-cell table:number-columns-repeated="36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2"/>
          <table:table-cell table:style-name="ce10" office:value-type="float" office:value="950" calcext:value-type="float" table:number-columns-spanned="2" table:number-rows-spanned="1">
            <text:p>950</text:p>
          </table:table-cell>
          <table:covered-table-cell/>
          <table:table-cell table:number-columns-repeated="7"/>
          <table:table-cell table:style-name="ce4" table:number-columns-repeated="7"/>
          <table:table-cell table:number-columns-repeated="50"/>
          <table:table-cell table:style-name="ce10" office:value-type="float" office:value="800" calcext:value-type="float" table:number-columns-spanned="2" table:number-rows-spanned="1">
            <text:p>800</text:p>
          </table:table-cell>
          <table:covered-table-cell table:style-name="ce4"/>
          <table:table-cell table:style-name="ce4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40"/>
          <table:table-cell office:value-type="string" calcext:value-type="string">
            <text:p>D250</text:p>
          </table:table-cell>
          <table:table-cell table:number-columns-repeated="9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2"/>
          <table:table-cell table:style-name="ce4" office:value-type="string" calcext:value-type="string">
            <text:p>D250</text:p>
          </table:table-cell>
          <table:table-cell table:style-name="ce4" table:number-columns-repeated="4"/>
          <table:table-cell table:number-columns-repeated="16"/>
          <table:table-cell office:value-type="string" calcext:value-type="string">
            <text:p>D360</text:p>
          </table:table-cell>
          <table:table-cell table:number-columns-repeated="5"/>
          <table:table-cell table:style-name="ce10" office:value-type="float" office:value="2550" calcext:value-type="float" table:number-columns-spanned="3" table:number-rows-spanned="1">
            <text:p>2550</text:p>
          </table:table-cell>
          <table:covered-table-cell table:number-columns-repeated="2"/>
          <table:table-cell table:number-columns-repeated="25"/>
          <table:table-cell table:style-name="ce4" table:number-columns-repeated="3"/>
          <table:table-cell table:number-columns-repeated="13"/>
        </table:table-row>
        <table:table-row table:style-name="ro1" table:number-rows-repeated="2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7"/>
          <table:table-cell table:style-name="ce10" office:value-type="float" office:value="600" calcext:value-type="float" table:number-columns-spanned="2" table:number-rows-spanned="1">
            <text:p>600</text:p>
          </table:table-cell>
          <table:covered-table-cell/>
          <table:table-cell table:number-columns-repeated="2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2"/>
          <table:table-cell table:style-name="ce9" office:value-type="float" office:value="300" calcext:value-type="float" table:number-columns-spanned="2" table:number-rows-spanned="1">
            <text:p>300</text:p>
          </table:table-cell>
          <table:covered-table-cell/>
          <table:table-cell table:number-columns-repeated="9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office:value-type="string" calcext:value-type="string">
            <text:p>D360</text:p>
          </table:table-cell>
          <table:table-cell table:number-columns-repeated="12"/>
        </table:table-row>
        <table:table-row table:style-name="ro1" table:number-rows-repeated="2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89"/>
          <table:table-cell table:number-columns-repeated="13"/>
        </table:table-row>
        <table:table-row table:style-name="ro1">
          <table:table-cell table:number-columns-repeated="2"/>
          <table:table-cell table:style-name="ce6"/>
          <table:table-cell table:style-name="ce7" table:number-columns-repeated="43"/>
          <table:table-cell table:style-name="ce11" table:number-columns-repeated="2"/>
          <table:table-cell table:style-name="ce7" table:number-columns-repeated="27"/>
          <table:table-cell table:style-name="ce11"/>
          <table:table-cell table:style-name="ce7" table:number-columns-repeated="10"/>
          <table:table-cell table:style-name="ce11" table:number-columns-repeated="5"/>
          <table:table-cell table:number-columns-repeated="13"/>
        </table:table-row>
        <table:table-row table:style-name="ro1">
          <table:table-cell table:number-columns-repeated="2"/>
          <table:table-cell table:style-name="ce2" table:number-columns-repeated="9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stroke-dash draw:name="Ultrafine_20_Dashed" draw:display-name="Ultrafine Dashed" draw:style="rect" draw:dots1="1" draw:dots1-length="1.45pt" draw:dots2="1" draw:dots2-length="1.45pt" draw:distance="1.45pt"/>
  </office:styles>
  <office:automatic-styles>
    <style:page-layout style:name="Mpm1">
      <style:page-layout-properties fo:page-width="841.89pt" fo:page-height="595.3pt" style:num-format="1" style:print-orientation="landscape" fo:margin-top="35.66pt" fo:margin-bottom="28.06pt" fo:margin-left="29.31pt" fo:margin-right="29.31pt" style:shadow="none" loext:scale-to-X="1" loext:scale-to-Y="1" style:table-centering="both" style:writing-mode="lr-tb"/>
      <style:header-style>
        <style:header-footer-properties fo:min-height="14.14pt" fo:margin-left="0pt" fo:margin-right="0pt" fo:margin-bottom="0pt"/>
      </style:header-style>
      <style:footer-style>
        <style:header-footer-properties fo:min-height="14.1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12:08:19.959371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0:32:53.714623926</meta:creation-date>
    <dc:date>2018-02-08T12:11:21.836062472</dc:date>
    <meta:editing-duration>PT6H3M1S</meta:editing-duration>
    <meta:editing-cycles>32</meta:editing-cycles>
    <meta:generator>LibreOffice/5.1.6.2$Linux_X86_64 LibreOffice_project/10m0$Build-2</meta:generator>
    <meta:document-statistic meta:table-count="1" meta:cell-count="17" meta:object-count="37"/>
  </office:meta>
</office:document-meta>
</file>